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Tahoma, sans-serif"/>
    <style:font-face style:name="Verdana" svg:font-family="Verdana, Arial, Helvetic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8.195cm" table:align="left"/>
    </style:style>
    <style:style style:name="Tabla1.A" style:family="table-column">
      <style:table-column-properties style:column-width="8.195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3.597cm" table:align="left"/>
    </style:style>
    <style:style style:name="Tabla2.A" style:family="table-column">
      <style:table-column-properties style:column-width="3.597cm"/>
    </style:style>
    <style:style style:name="Tabla2.A1" style:family="table-cell">
      <style:table-cell-properties style:vertical-align="middle" fo:padding="0cm" fo:border="none"/>
    </style:style>
    <style:style style:name="Tabla3" style:family="table">
      <style:table-properties style:width="7.729cm" table:align="left"/>
    </style:style>
    <style:style style:name="Tabla3.A" style:family="table-column">
      <style:table-column-properties style:column-width="7.729cm"/>
    </style:style>
    <style:style style:name="Tabla3.A1" style:family="table-cell">
      <style:table-cell-properties style:vertical-align="middle" fo:padding="0cm" fo:border="none"/>
    </style:style>
    <style:style style:name="Tabla4" style:family="table">
      <style:table-properties style:width="6.318cm" table:align="left"/>
    </style:style>
    <style:style style:name="Tabla4.A" style:family="table-column">
      <style:table-column-properties style:column-width="6.318cm"/>
    </style:style>
    <style:style style:name="Tabla4.A1" style:family="table-cell">
      <style:table-cell-properties style:vertical-align="middle" fo:padding="0cm" fo:border="none"/>
    </style:style>
    <style:style style:name="Tabla5" style:family="table">
      <style:table-properties style:width="10.373cm" table:align="left"/>
    </style:style>
    <style:style style:name="Tabla5.A" style:family="table-column">
      <style:table-column-properties style:column-width="10.373cm"/>
    </style:style>
    <style:style style:name="Tabla5.A1" style:family="table-cell">
      <style:table-cell-properties style:vertical-align="middle" fo:padding="0cm" fo:border="none"/>
    </style:style>
    <style:style style:name="Tabla7" style:family="table">
      <style:table-properties style:width="3.597cm" table:align="left"/>
    </style:style>
    <style:style style:name="Tabla7.A" style:family="table-column">
      <style:table-column-properties style:column-width="3.597cm"/>
    </style:style>
    <style:style style:name="Tabla7.A1" style:family="table-cell">
      <style:table-cell-properties style:vertical-align="middle" fo:padding="0cm" fo:border="none"/>
    </style:style>
    <style:style style:name="Tabla6" style:family="table">
      <style:table-properties style:width="7.729cm" table:align="left"/>
    </style:style>
    <style:style style:name="Tabla6.A" style:family="table-column">
      <style:table-column-properties style:column-width="7.729cm"/>
    </style:style>
    <style:style style:name="Tabla6.A1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officeooo:paragraph-rsid="00333ba3" style:font-size-asian="2pt" style:font-size-complex="2pt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font-size="2pt" officeooo:paragraph-rsid="00333ba3" style:font-size-asian="2pt" style:font-size-complex="2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333333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333333" officeooo:paragraph-rsid="00333ba3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1aa4df" officeooo:paragraph-rsid="001aa4df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normal" officeooo:rsid="001aa4df" officeooo:paragraph-rsid="001aa4df" style:font-weight-asian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normal" officeooo:rsid="001aa4df" officeooo:paragraph-rsid="00333ba3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normal" officeooo:rsid="001b46de" officeooo:paragraph-rsid="001b46de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normal" officeooo:rsid="002ae966" officeooo:paragraph-rsid="002ae966" style:font-weight-asian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normal" officeooo:rsid="001aa4df" officeooo:paragraph-rsid="001aa4df" style:text-blinking="false" style:font-weight-asian="normal" style:font-weight-complex="normal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1aa4df" officeooo:paragraph-rsid="001aa4df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normal" officeooo:rsid="001b46de" officeooo:paragraph-rsid="001b46de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normal" officeooo:rsid="001b46de" officeooo:paragraph-rsid="00333ba3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bold" style:text-blinking="false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bold" officeooo:rsid="002ae966" officeooo:paragraph-rsid="002ae966" style:text-blinking="false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normal" officeooo:rsid="001b46de" style:text-blinking="false" style:font-weight-asian="normal" style:font-weight-complex="normal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normal" officeooo:rsid="001b46de" officeooo:paragraph-rsid="001b46de" style:text-blinking="false" style:font-weight-asian="normal" style:font-weight-complex="normal" loext:padding="0cm" loext:border="none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normal" officeooo:rsid="002ae966" style:text-blinking="false" style:font-weight-asian="normal" style:font-weight-complex="normal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normal" officeooo:rsid="002ae966" officeooo:paragraph-rsid="002ae966" style:text-blinking="false" style:font-weight-asian="normal" style:font-weight-complex="normal" loext:padding="0cm" loext:border="none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33ba3"/>
    </style:style>
    <style:style style:name="P26" style:family="paragraph" style:parent-style-name="Standard">
      <style:text-properties officeooo:rsid="0016dc31" officeooo:paragraph-rsid="0016dc31"/>
    </style:style>
    <style:style style:name="P27" style:family="paragraph" style:parent-style-name="Standard">
      <style:text-properties officeooo:rsid="00180d6e" officeooo:paragraph-rsid="00180d6e"/>
    </style:style>
    <style:style style:name="P28" style:family="paragraph" style:parent-style-name="Standard">
      <style:text-properties officeooo:rsid="0019bc89" officeooo:paragraph-rsid="0019bc89"/>
    </style:style>
    <style:style style:name="P2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bold" style:text-blinking="false" loext:padding="0cm" loext:border="none"/>
    </style:style>
    <style:style style:name="P3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bold" officeooo:rsid="003653e5" officeooo:paragraph-rsid="0037d8a0" style:text-blinking="false" style:font-weight-asian="bold" style:font-weight-complex="bold" loext:padding="0cm" loext:border="none"/>
    </style:style>
    <style:style style:name="P3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normal" officeooo:rsid="002ae966" style:text-blinking="false" style:font-weight-asian="normal" style:font-weight-complex="normal" loext:padding="0cm" loext:border="none"/>
    </style:style>
    <style:style style:name="P3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31f20" style:text-line-through-style="none" style:text-line-through-type="none" style:font-name="sans-serif" fo:font-size="10.5pt" fo:letter-spacing="normal" fo:font-style="normal" style:text-underline-style="none" fo:font-weight="normal" officeooo:rsid="003653e5" officeooo:paragraph-rsid="003653e5" style:text-blinking="false" style:font-weight-asian="normal" style:font-weight-complex="normal" loext:padding="0cm" loext:border="none"/>
    </style:style>
    <style:style style:name="P3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31f20" style:text-line-through-style="none" style:text-line-through-type="none" style:font-name="sans-serif" fo:font-size="10.5pt" fo:letter-spacing="normal" fo:font-style="normal" style:text-underline-style="none" fo:font-weight="normal" officeooo:rsid="003653e5" officeooo:paragraph-rsid="0037d8a0" style:text-blinking="false" style:font-weight-asian="normal" style:font-weight-complex="normal" loext:padding="0cm" loext:border="none"/>
    </style:style>
    <style:style style:name="T1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Helvetica" fo:font-size="10.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333333" style:font-name="Helvetica" fo:font-size="10.5pt" fo:letter-spacing="normal" fo:font-style="normal" fo:font-weight="bold" officeooo:rsid="00204d70" style:font-weight-asian="bold" style:font-weight-complex="bold"/>
    </style:style>
    <style:style style:name="T4" style:family="text">
      <style:text-properties fo:font-variant="normal" fo:text-transform="none" fo:color="#333333" style:font-name="Helvetica" fo:font-size="10.5pt" fo:letter-spacing="normal" fo:font-style="normal" fo:font-weight="bold" officeooo:rsid="00257004" style:font-weight-asian="bold" style:font-weight-complex="bold"/>
    </style:style>
    <style:style style:name="T5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bold" style:text-blinking="false" loext:padding="0cm" loext:border="none"/>
    </style:style>
    <style:style style:name="T6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bold" officeooo:rsid="001b46de" style:text-blinking="false" style:font-weight-asian="normal" style:font-weight-complex="normal" loext:padding="0cm" loext:border="none"/>
    </style:style>
    <style:style style:name="T7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bold" officeooo:rsid="001d3ec6" style:text-blinking="false" style:font-weight-asian="bold" style:font-weight-complex="bold" loext:padding="0cm" loext:border="none"/>
    </style:style>
    <style:style style:name="T8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bold" officeooo:rsid="001f11b6" style:text-blinking="false" style:font-weight-asian="bold" style:font-weight-complex="bold" loext:padding="0cm" loext:border="none"/>
    </style:style>
    <style:style style:name="T9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bold" officeooo:rsid="001f1942" style:text-blinking="false" style:font-weight-asian="bold" style:font-weight-complex="bold" loext:padding="0cm" loext:border="none"/>
    </style:style>
    <style:style style:name="T10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bold" officeooo:rsid="00204d70" style:text-blinking="false" style:font-weight-asian="bold" style:font-weight-complex="bold" loext:padding="0cm" loext:border="none"/>
    </style:style>
    <style:style style:name="T11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bold" style:text-blinking="false" style:font-weight-asian="bold" style:font-weight-complex="bold" loext:padding="0cm" loext:border="none"/>
    </style:style>
    <style:style style:name="T12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bold" officeooo:rsid="00257004" style:text-blinking="false" style:font-weight-asian="bold" style:font-weight-complex="bold" loext:padding="0cm" loext:border="none"/>
    </style:style>
    <style:style style:name="T13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bold" officeooo:rsid="001b46de" style:text-blinking="false" style:font-weight-asian="bold" style:font-weight-complex="bold" loext:padding="0cm" loext:border="none"/>
    </style:style>
    <style:style style:name="T14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bold" officeooo:rsid="00275507" style:text-blinking="false" style:font-weight-asian="bold" style:font-weight-complex="bold" loext:padding="0cm" loext:border="none"/>
    </style:style>
    <style:style style:name="T15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normal" style:text-blinking="false" loext:padding="0cm" loext:border="none"/>
    </style:style>
    <style:style style:name="T16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fo:font-weight="normal" officeooo:rsid="001b46de" style:text-blinking="false" style:font-weight-asian="normal" style:font-weight-complex="normal" loext:padding="0cm" loext:border="none"/>
    </style:style>
    <style:style style:name="T17" style:family="text">
      <style:text-properties fo:font-variant="normal" fo:text-transform="none" fo:color="#333333" style:text-line-through-style="none" style:text-line-through-type="none" style:font-name="Helvetica" fo:font-size="10.5pt" fo:letter-spacing="normal" fo:font-style="normal" style:text-underline-style="none" style:text-blinking="false" loext:padding="0cm" loext:border="none"/>
    </style:style>
    <style:style style:name="T18" style:family="text">
      <style:text-properties fo:font-variant="normal" fo:text-transform="none" fo:color="#333333" style:text-line-through-style="none" style:text-line-through-type="none" style:font-name="Helvetica" fo:font-size="13pt" fo:letter-spacing="normal" fo:font-style="normal" style:text-underline-style="none" fo:font-weight="bold" officeooo:rsid="001b46de" style:text-blinking="false" style:font-size-asian="13pt" style:font-weight-asian="bold" style:font-size-complex="13pt" style:font-weight-complex="bold" loext:padding="0cm" loext:border="none"/>
    </style:style>
    <style:style style:name="T19" style:family="text">
      <style:text-properties fo:font-variant="normal" fo:text-transform="none" fo:color="#333333" style:text-line-through-style="none" style:text-line-through-type="none" style:font-name="Helvetica" fo:font-size="13pt" fo:letter-spacing="normal" fo:font-style="normal" style:text-underline-style="none" fo:font-weight="bold" officeooo:rsid="00275507" style:text-blinking="false" style:font-size-asian="13pt" style:font-weight-asian="bold" style:font-size-complex="13pt" style:font-weight-complex="bold" loext:padding="0cm" loext:border="none"/>
    </style:style>
    <style:style style:name="T20" style:family="text">
      <style:text-properties fo:font-variant="normal" fo:text-transform="none" fo:color="#333333" style:text-line-through-style="none" style:text-line-through-type="none" style:font-name="Helvetica" fo:font-size="13pt" fo:letter-spacing="normal" fo:font-style="normal" style:text-underline-style="none" fo:font-weight="bold" officeooo:rsid="001d3ec6" style:text-blinking="false" style:font-size-asian="13pt" style:font-weight-asian="bold" style:font-size-complex="13pt" style:font-weight-complex="bold" loext:padding="0cm" loext:border="none"/>
    </style:style>
    <style:style style:name="T21" style:family="text"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bold" style:text-blinking="false" loext:padding="0cm" loext:border="none"/>
    </style:style>
    <style:style style:name="T22" style:family="text"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style:text-blinking="false" loext:padding="0cm" loext:border="none"/>
    </style:style>
    <style:style style:name="T23" style:family="text"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officeooo:rsid="002ae966" style:text-blinking="false" loext:padding="0cm" loext:border="none"/>
    </style:style>
    <style:style style:name="T24" style:family="text"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normal" style:text-blinking="false" style:font-weight-asian="normal" style:font-weight-complex="normal" loext:padding="0cm" loext:border="none"/>
    </style:style>
    <style:style style:name="T25" style:family="text">
      <style:text-properties fo:font-variant="normal" fo:text-transform="none" fo:color="#231f20" style:text-line-through-style="none" style:text-line-through-type="none" style:font-name="Verdana" fo:font-size="10.5pt" fo:letter-spacing="normal" fo:font-style="normal" style:text-underline-style="none" fo:font-weight="normal" officeooo:rsid="001b46de" style:text-blinking="false" style:font-weight-asian="normal" style:font-weight-complex="normal" loext:padding="0cm" loext:border="none"/>
    </style:style>
    <style:style style:name="T26" style:family="text">
      <style:text-properties fo:font-weight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04d70" style:font-weight-asian="bold" style:font-weight-complex="bold"/>
    </style:style>
    <style:style style:name="T29" style:family="text">
      <style:text-properties fo:font-weight="bold" officeooo:rsid="00257004" style:font-weight-asian="bold" style:font-weight-complex="bold"/>
    </style:style>
    <style:style style:name="T30" style:family="text">
      <style:text-properties officeooo:rsid="0023bb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Pli index, revista de c<text:span text:style-name="T30">o</text:span>lciencias, revistas colombianas, a1,a2,b y c</text:p>
      <text:p text:style-name="P26"/>
      <text:p text:style-name="P26"/>
      <text:p text:style-name="P27">revistas candidatas para el articulo:</text:p>
      <text:p text:style-name="P28"><text:line-break/><text:span text:style-name="T2">SCIENTIA ET TECHNICA </text:span><text:span text:style-name="T4">| CATEGORÍA </text:span><text:span text:style-name="T3">B</text:span><text:line-break/><text:span text:style-name="T1">ISSN 0122-1701</text:span></text:p>
      <text:p text:style-name="P28"><text:a xlink:type="simple" xlink:href="http://revistas.utp.edu.co/index.php/revistaciencia" text:style-name="Internet_20_link" text:visited-style-name="Visited_20_Internet_20_Link">http://revistas.utp.edu.co/index.php/revistaciencia</text:a></text:p>
      <text:p text:style-name="P28"/>
      <text:p text:style-name="P28"/>
      <text:p text:style-name="Standard"><text:span text:style-name="T27">INGENIERÍA E INVESTIGACIÓN <text:s/></text:span><text:span text:style-name="T29">| CATEGORÍA </text:span><text:span text:style-name="T28">B</text:span><text:line-break/>ISSN 0120-5609<text:line-break/>Institución(es) editora(s)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*Universidad Nacional De Colombia - Oficial</text:p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</table:table>
      <text:p text:style-name="Text_20_body">Ciudad Universitaria - Edifico CADE de Ingeniería, piso 1<text:line-break/>3165000(13374)<text:line-break/>revii_bog@unal.edu.co<text:line-break/><text:a xlink:type="simple" xlink:href="http://revistas.unal.edu.co/index.php/ingeinv/" text:style-name="Internet_20_link" text:visited-style-name="Visited_20_Internet_20_Link">http://revistas.unal.edu.co/index.php/ingeinv/</text:a></text:p>
      <text:p text:style-name="P18"/>
      <text:p text:style-name="P7"><text:span text:style-name="T21"><text:line-break/></text:span><text:span text:style-name="T11">INGENIERÍA Y CIENCIA <text:s/></text:span><text:span text:style-name="T12">| CATEGORÍA </text:span><text:span text:style-name="T10">B</text:span><text:span text:style-name="T21"><text:line-break/></text:span><text:span text:style-name="T15">ISSN 1794-9165</text:span><text:span text:style-name="T21"><text:line-break/></text:span><text:span text:style-name="T5">Institución(es) editora(s):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"><text:span text:style-name="T26">*</text:span>Universidad Eafit</text:p>
          </table:table-cell>
        </table:table-row>
        <table:table-row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1"/>
          </table:table-cell>
        </table:table-row>
      </table:table>
      <text:p text:style-name="P24"><text:span text:style-name="T1">Carrera 49 7sur-50, oficina 38-325</text:span><text:line-break/><text:span text:style-name="T1">4-2619500</text:span><text:line-break/><text:span text:style-name="T1">ingciencia@eafit.edu.co</text:span></text:p>
      <text:p text:style-name="P15"><text:a xlink:type="simple" xlink:href="http://publicaciones.eafit.edu.co/index.php/ingciencia/about" text:style-name="Internet_20_link" text:visited-style-name="Visited_20_Internet_20_Link"><text:span text:style-name="T24">http://publicaciones.eafit.edu.co/index.php/ingciencia/about</text:span></text:a></text:p>
      <text:p text:style-name="P13"/>
      <text:p text:style-name="P13"/>
      <text:p text:style-name="P8"><text:span text:style-name="T22"><text:line-break/></text:span><text:span text:style-name="T11">Revista UIS Ingenierías </text:span><text:span text:style-name="T12">| CATEGORÍA </text:span><text:span text:style-name="T9">C</text:span><text:span text:style-name="T22"><text:line-break/></text:span><text:span text:style-name="T17">ISSN 1657-4583</text:span><text:span text:style-name="T22"><text:line-break/></text:span><text:span text:style-name="T5">Institución(es) editora(s):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5"><text:span text:style-name="T26">*</text:span>Universidad Industrial de Santander - UIS</text:p>
          </table:table-cell>
        </table:table-row>
        <table:table-row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1"/>
          </table:table-cell>
        </table:table-row>
      </table:table>
      <text:p text:style-name="P24"><text:span text:style-name="T1">Cra 27 Cll 9, Universidad Industrial de Santander, Edificio de Laboratorios Pesados (LP), Decanato de Ingenierías Fisicomecánicas</text:span><text:line-break/><text:span text:style-name="T1">6344000</text:span><text:line-break/><text:span text:style-name="T1">revistaingenierias@uis.edu.co</text:span></text:p>
      <text:p text:style-name="P16"><text:a xlink:type="simple" xlink:href="http://revistas.uis.edu.co/index.php/revistauisingenierias" text:style-name="Internet_20_link" text:visited-style-name="Visited_20_Internet_20_Link"><text:span text:style-name="T22">http://revistas.uis.edu.co/index.php/revistauisingenierias</text:span></text:a></text:p>
      <text:p text:style-name="P21"/>
      <text:p text:style-name="P10"><text:soft-page-break/><text:span text:style-name="T22"><text:line-break/></text:span><text:span text:style-name="T11">REVISTA FACULTAD DE INGENIERÍA UNIVERSIDAD DE ANTIOQUIA </text:span><text:span text:style-name="T8">siempre fue A1, ahora es B</text:span><text:span text:style-name="T22"><text:line-break/></text:span><text:span text:style-name="T17">ISSN 0120-6230</text:span><text:span text:style-name="T22"><text:line-break/></text:span><text:span text:style-name="T5">Institución(es) editora(s):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5"><text:span text:style-name="T26">*</text:span>Universidad De Antioquia - Udea</text:p>
          </table:table-cell>
        </table:table-row>
        <table:table-row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1"/>
          </table:table-cell>
        </table:table-row>
      </table:table>
      <text:p text:style-name="P14"><text:span text:style-name="T1">Cll 67 # 53-108 Ciudad Universitaria, Bloque 21, oficina 105</text:span><text:line-break/><text:span text:style-name="T1">2195574</text:span><text:line-break/><text:span text:style-name="T1">revistaingenieria@udea.edu.co</text:span><text:line-break/><text:a xlink:type="simple" xlink:href="http://aprendeenlinea.udea.edu.co/revistas/index.php/ingenieria/index" text:style-name="Internet_20_link" text:visited-style-name="Visited_20_Internet_20_Link"><text:span text:style-name="T24">http://aprendeenlinea.udea.edu.co/revistas/index.php/ingenieria/index</text:span></text:a></text:p>
      <text:p text:style-name="P20"/>
      <text:p text:style-name="P12"><text:span text:style-name="T18">TecnoLógicas </text:span><text:span text:style-name="T19">| CATEGORÍA </text:span><text:span text:style-name="T20">B</text:span><text:span text:style-name="T25"><text:line-break/></text:span><text:span text:style-name="T16">ISSN 0123-7799</text:span><text:span text:style-name="T25"><text:line-break/></text:span><text:span text:style-name="T6">Institución(es) editora(s):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5"><text:span text:style-name="T26">*</text:span>Instituto Tecnológico Metropolitano De Medellín - I.T.M.</text:p>
          </table:table-cell>
        </table:table-row>
        <table:table-row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1"/>
          </table:table-cell>
        </table:table-row>
      </table:table>
      <text:p text:style-name="P14"><text:span text:style-name="T1">Cll 73 No 76A-354 vía al volador</text:span><text:line-break/><text:span text:style-name="T1">(4) 460 0727</text:span><text:line-break/><text:span text:style-name="T1">tecnologicas@itm.edu.co; gloriadiaz@itm.edu.co</text:span><text:line-break/><text:a xlink:type="simple" xlink:href="http://tecnologicas.itm.edu.co/" text:style-name="Internet_20_link" text:visited-style-name="Visited_20_Internet_20_Link"><text:span text:style-name="T21">http://tecnologicas.itm.edu.co</text:span></text:a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LA REVISTA MAS ADECUADA PARA ESTO…</text:p>
      <text:p text:style-name="P23"/>
      <text:p text:style-name="P11"><text:span text:style-name="T17">INGENIERÍA Y CIENCIA </text:span><text:span text:style-name="T22"><text:line-break/></text:span><text:span text:style-name="T17">ISSN 1794-9165 </text:span><text:span text:style-name="T22"><text:line-break/></text:span><text:span text:style-name="T5">Institución(es) editora(s): 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5"><text:span text:style-name="T26">* </text:span>Universidad Eafit</text:p>
          </table:table-cell>
        </table:table-row>
        <table:table-row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1"/>
          </table:table-cell>
        </table:table-row>
      </table:table>
      <text:p text:style-name="P14"><text:span text:style-name="T1">Carrera 49 7sur-50, oficina 38-325 </text:span><text:line-break/><text:span text:style-name="T1">4-2619500 </text:span><text:line-break/><text:span text:style-name="T1">ingciencia@eafit.edu.co </text:span><text:line-break/><text:a xlink:type="simple" xlink:href="http://www.eafit.edu.co/ingciencia" text:style-name="Internet_20_link" text:visited-style-name="Visited_20_Internet_20_Link"><text:span text:style-name="T21">http://www.eafit.edu.co/ingciencia</text:span></text:a></text:p>
      <text:p text:style-name="P30">recepciones:</text:p>
      <text:p text:style-name="P33">Recepción: 24-08-2017 | Aceptación: 10-04-2018 | En línea: 15-06-2018</text:p>
      <text:p text:style-name="P33">Received: 03-10-2017 | Accepted: 10-04-2018 | Online: 15-06-2018</text:p>
      <text:p text:style-name="P33">Recepción: 10-10-2017 | Aceptación: 22-02-2018 | En línea: 15-06-2018</text:p>
      <text:p text:style-name="P33">Recepción: 06-04-2018 | Aceptación: 07-06-2018 | En línea: 15-06-2018</text:p>
      <text:p text:style-name="P22"/>
      <text:p text:style-name="P9"><text:span text:style-name="T11">Revista UIS Ingenierías </text:span><text:span text:style-name="T12">| CATEGORÍA </text:span><text:span text:style-name="T9">C</text:span><text:span text:style-name="T22"><text:line-break/></text:span><text:span text:style-name="T17">ISSN 1657-4583</text:span><text:span text:style-name="T22"><text:line-break/></text:span><text:span text:style-name="T5">Institución(es) editora(s):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6"><text:span text:style-name="T26">*</text:span>Universidad Industrial de Santander - UIS</text:p>
          </table:table-cell>
        </table:table-row>
        <table:table-row>
          <table:table-cell table:style-name="Tabla6.A1" office:value-type="string">
            <text:p text:style-name="P4"/>
          </table:table-cell>
        </table:table-row>
        <table:table-row>
          <table:table-cell table:style-name="Tabla6.A1" office:value-type="string">
            <text:p text:style-name="P2"/>
          </table:table-cell>
        </table:table-row>
      </table:table>
      <text:p text:style-name="P25"><text:span text:style-name="T1">Cra 27 Cll 9, Universidad Industrial de Santander, Edificio de Laboratorios Pesados (LP), Decanato de Ingenierías Fisicomecánicas</text:span><text:line-break/><text:span text:style-name="T1">6344000</text:span><text:line-break/><text:span text:style-name="T1">revistaingenierias@uis.edu.co</text:span></text:p>
      <text:p text:style-name="P17"><text:a xlink:type="simple" xlink:href="http://revistas.uis.edu.co/index.php/revistauisingenierias" text:style-name="Internet_20_link" text:visited-style-name="Visited_20_Internet_20_Link"><text:span text:style-name="T23">http://revistas.uis.edu.co/index.php/revistauisingenieria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Tahoma, sans-serif"/>
    <style:font-face style:name="Verdana" svg:font-family="Verdana, Arial, Helvetic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0:10:42.081585120</meta:creation-date>
    <dc:date>2018-08-07T16:54:46.122245567</dc:date>
    <meta:editing-duration>PT4H12M23S</meta:editing-duration>
    <meta:editing-cycles>28</meta:editing-cycles>
    <meta:generator>LibreOffice/5.1.6.2$Linux_X86_64 LibreOffice_project/10m0$Build-2</meta:generator>
    <meta:document-statistic meta:table-count="7" meta:image-count="0" meta:object-count="0" meta:page-count="3" meta:paragraph-count="34" meta:word-count="267" meta:character-count="2477" meta:non-whitespace-character-count="2232"/>
  </office:meta>
</office:document-meta>
</file>